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0_IntegratinKafkaIntoYourEnviroment</text:p>
      <text:p text:style-name="Standard"/>
      <text:p text:style-name="Standard"/>
      <text:p text:style-name="Standard">How get stream of data into and out of Kafka</text:p>
      <text:p text:style-name="Standard">-&gt; use: Kafka Connect – import and Export Data in and out of Kafka</text:p>
      <text:p text:style-name="Standard"/>
      <text:p text:style-name="Standard">Confluent hub and gib hub placer where you will find soruces and sinks</text:p>
      <text:p text:style-name="Standard">Source -&gt; know how to read dana from input (jdbc, sql , active mq)</text:p>
      <text:p text:style-name="Standard">Sink -&gt; send dana to output(elastice, jdbc, nwo4) </text:p>
      <text:p text:style-name="Standard">-&gt; can write your ow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24T11:04:40.81</meta:creation-date>
    <dc:date>2020-09-24T11:14:27.73</dc:date>
    <meta:editing-duration>PT8M45S</meta:editing-duration>
    <meta:editing-cycles>11</meta:editing-cycles>
    <meta:generator>OpenOffice/4.1.7$Win32 OpenOffice.org_project/417m1$Build-9800</meta:generator>
    <meta:document-statistic meta:table-count="0" meta:image-count="0" meta:object-count="0" meta:page-count="1" meta:paragraph-count="7" meta:word-count="65" meta:character-count="354"/>
  </office:meta>
</office:document-meta>
</file>